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draw:stroke="dash" draw:stroke-dash="Ultrafine_20_Dashed" svg:stroke-width="0.051cm" draw:marker-start-width="0.279cm" draw:marker-end="Symmetric_20_Arrow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57cm"/>
    </style:style>
    <style:style style:name="gr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Dashed" svg:stroke-width="0.051cm" draw:marker-start-width="0.279cm" draw:marker-end="Symmetric_20_Arrow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381cm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8pt" style:font-size-asian="8pt" style:font-size-complex="8pt"/>
    </style:style>
    <style:style style:name="T1" style:family="text">
      <style:text-properties fo:font-family="'DejaVu Sans Mono'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0.335cm" svg:y="4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.822cm" svg:y="4.1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3.523cm" svg:y="1.3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4.998cm" svg:y="4.0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6.399cm" svg:y="4.0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886cm" svg:y="4.08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86cm" svg:y1="4.637cm" svg:x2="0.762cm" svg:y2="4.637cm">
          <text:p/>
        </draw:line>
        <draw:frame draw:style-name="gr3" draw:text-style-name="P2" draw:layer="layout" svg:width="1.349cm" svg:height="0.581cm" svg:x="1.645cm" svg:y="5.18cm">
          <draw:text-box>
            <text:p><text:span text:style-name="T1">first</text:span></text:p>
          </draw:text-box>
        </draw:frame>
        <draw:frame draw:style-name="gr3" draw:text-style-name="P2" draw:layer="layout" svg:width="1.179cm" svg:height="0.581cm" svg:x="0.236cm" svg:y="5.149cm">
          <draw:text-box>
            <text:p><text:span text:style-name="T1">last</text:span></text:p>
          </draw:text-box>
        </draw:frame>
        <draw:frame draw:style-name="gr3" draw:text-style-name="P2" draw:layer="layout" svg:width="1.687cm" svg:height="0.581cm" svg:x="0.833cm" svg:y="5.843cm">
          <draw:text-box>
            <text:p><text:span text:style-name="T1">chunk 1</text:span></text:p>
          </draw:text-box>
        </draw:frame>
        <draw:custom-shape draw:style-name="gr1" draw:text-style-name="P1" draw:layer="layout" svg:width="1.016cm" svg:height="1.016cm" svg:x="3.497cm" svg:y="4.09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837cm" svg:y1="4.637cm" svg:x2="2.313cm" svg:y2="4.637cm">
          <text:p/>
        </draw:line>
        <draw:line draw:style-name="gr2" draw:text-style-name="P1" draw:layer="layout" svg:x1="5.334cm" svg:y1="4.637cm" svg:x2="3.81cm" svg:y2="4.637cm">
          <text:p/>
        </draw:line>
        <draw:line draw:style-name="gr2" draw:text-style-name="P1" draw:layer="layout" svg:x1="6.858cm" svg:y1="4.637cm" svg:x2="5.334cm" svg:y2="4.637cm">
          <text:p/>
        </draw:line>
        <draw:line draw:style-name="gr2" draw:text-style-name="P1" draw:layer="layout" svg:x1="8.382cm" svg:y1="4.637cm" svg:x2="6.858cm" svg:y2="4.637cm">
          <text:p/>
        </draw:line>
        <draw:frame draw:style-name="gr3" draw:text-style-name="P2" draw:layer="layout" svg:width="1.349cm" svg:height="0.581cm" svg:x="7.747cm" svg:y="5.172cm">
          <draw:text-box>
            <text:p><text:span text:style-name="T1">first</text:span></text:p>
          </draw:text-box>
        </draw:frame>
        <draw:frame draw:style-name="gr3" draw:text-style-name="P2" draw:layer="layout" svg:width="1.179cm" svg:height="0.581cm" svg:x="3.429cm" svg:y="5.145cm">
          <draw:text-box>
            <text:p><text:span text:style-name="T1">last</text:span></text:p>
          </draw:text-box>
        </draw:frame>
        <draw:line draw:style-name="gr2" draw:text-style-name="P1" draw:layer="layout" svg:x1="3.937cm" svg:y1="1.905cm" svg:x2="2.413cm" svg:y2="4.383cm">
          <text:p/>
        </draw:line>
        <draw:line draw:style-name="gr2" draw:text-style-name="P1" draw:layer="layout" svg:x1="5.588cm" svg:y1="1.805cm" svg:x2="4.064cm" svg:y2="1.805cm">
          <text:p/>
        </draw:line>
        <draw:frame draw:style-name="gr3" draw:text-style-name="P2" draw:layer="layout" svg:width="1.349cm" svg:height="0.581cm" svg:x="4.826cm" svg:y="2.313cm">
          <draw:text-box>
            <text:p><text:span text:style-name="T1">first</text:span></text:p>
          </draw:text-box>
        </draw:frame>
        <draw:frame draw:style-name="gr3" draw:text-style-name="P2" draw:layer="layout" svg:width="1.179cm" svg:height="0.581cm" svg:x="3.556cm" svg:y="2.313cm">
          <draw:text-box>
            <text:p><text:span text:style-name="T1">last</text:span></text:p>
          </draw:text-box>
        </draw:frame>
        <draw:custom-shape draw:style-name="gr1" draw:text-style-name="P1" draw:layer="layout" svg:width="1.016cm" svg:height="1.016cm" svg:x="4.997cm" svg:y="1.29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357cm" svg:height="0.581cm" svg:x="9.039cm" svg:y="2.282cm">
          <draw:text-box>
            <text:p><text:span text:style-name="T1">first</text:span></text:p>
          </draw:text-box>
        </draw:frame>
        <draw:custom-shape draw:style-name="gr1" draw:text-style-name="P1" draw:layer="layout" svg:width="1.016cm" svg:height="1.016cm" svg:x="9.184cm" svg:y="1.28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179cm" svg:height="0.581cm" svg:x="9.13cm" svg:y="2.646cm">
          <draw:text-box>
            <text:p><text:span text:style-name="T1">last</text:span></text:p>
          </draw:text-box>
        </draw:frame>
        <draw:custom-shape draw:style-name="gr5" draw:text-style-name="P1" draw:layer="layout" svg:width="0.254cm" svg:height="2.413cm" draw:transform="rotate (-1.5707963267949) translate (2.794cm 5.6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254cm" svg:height="5.461cm" draw:transform="rotate (-1.5707963267949) translate (9.017cm 5.6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254cm" svg:height="2.413cm" draw:transform="rotate (-1.5707963267949) translate (6.096cm 2.72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254cm" svg:height="1.079cm" draw:transform="rotate (-1.5707963267949) translate (10.309cm 3.04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1.687cm" svg:height="0.581cm" svg:x="5.534cm" svg:y="5.844cm">
          <draw:text-box>
            <text:p><text:span text:style-name="T1">chunk 2</text:span></text:p>
          </draw:text-box>
        </draw:frame>
        <draw:frame draw:style-name="gr3" draw:text-style-name="P2" draw:layer="layout" svg:width="1.687cm" svg:height="0.581cm" svg:x="4.134cm" svg:y="2.944cm">
          <draw:text-box>
            <text:p><text:span text:style-name="T1">chunk 3</text:span></text:p>
          </draw:text-box>
        </draw:frame>
        <draw:frame draw:style-name="gr3" draw:text-style-name="P2" draw:layer="layout" svg:width="1.687cm" svg:height="0.581cm" svg:x="8.935cm" svg:y="3.145cm">
          <draw:text-box>
            <text:p><text:span text:style-name="T1">chunk 5</text:span></text:p>
          </draw:text-box>
        </draw:frame>
        <draw:custom-shape draw:style-name="gr1" draw:text-style-name="P1" draw:layer="layout" svg:width="1.016cm" svg:height="1.016cm" svg:x="6.41cm" svg:y="1.3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349cm" svg:height="0.581cm" svg:x="7.713cm" svg:y="2.3cm">
          <draw:text-box>
            <text:p><text:span text:style-name="T1">first</text:span></text:p>
          </draw:text-box>
        </draw:frame>
        <draw:frame draw:style-name="gr3" draw:text-style-name="P2" draw:layer="layout" svg:width="1.179cm" svg:height="0.581cm" svg:x="6.443cm" svg:y="2.3cm">
          <draw:text-box>
            <text:p><text:span text:style-name="T1">last</text:span></text:p>
          </draw:text-box>
        </draw:frame>
        <draw:custom-shape draw:style-name="gr1" draw:text-style-name="P1" draw:layer="layout" svg:width="1.016cm" svg:height="1.016cm" svg:x="7.884cm" svg:y="1.28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87cm" svg:height="0.581cm" svg:x="7.021cm" svg:y="2.931cm">
          <draw:text-box>
            <text:p><text:span text:style-name="T1">chunk 4</text:span></text:p>
          </draw:text-box>
        </draw:frame>
        <draw:path draw:style-name="gr6" draw:text-style-name="P1" draw:layer="layout" svg:width="2.712cm" svg:height="3.037cm" draw:transform="rotate (2.29737689440014) translate (7.38151620462755cm 3.79595675854186cm)" svg:viewBox="0 0 2713 3038" svg:d="m0 3038c3059-1 2700-3038 2700-3038">
          <text:p/>
        </draw:path>
        <draw:custom-shape draw:style-name="gr5" draw:text-style-name="P1" draw:layer="layout" svg:width="0.254cm" svg:height="2.413cm" draw:transform="rotate (-1.5707963267949) translate (8.97cm 2.6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2" draw:layer="layout" svg:width="0.889cm" svg:height="0.631cm" svg:x="0.136cm" svg:y="4.106cm">
          <draw:text-box>
            <text:p><text:span text:style-name="T1">1</text:span></text:p>
          </draw:text-box>
        </draw:frame>
        <draw:frame draw:style-name="gr7" draw:text-style-name="P2" draw:layer="layout" svg:width="0.889cm" svg:height="0.631cm" svg:x="1.737cm" svg:y="4.107cm">
          <draw:text-box>
            <text:p><text:span text:style-name="T1">2</text:span></text:p>
          </draw:text-box>
        </draw:frame>
        <draw:frame draw:style-name="gr7" draw:text-style-name="P2" draw:layer="layout" svg:width="0.889cm" svg:height="0.631cm" svg:x="3.338cm" svg:y="4.108cm">
          <draw:text-box>
            <text:p><text:span text:style-name="T1">3</text:span></text:p>
          </draw:text-box>
        </draw:frame>
        <draw:frame draw:style-name="gr7" draw:text-style-name="P2" draw:layer="layout" svg:width="0.889cm" svg:height="0.631cm" svg:x="4.839cm" svg:y="4.109cm">
          <draw:text-box>
            <text:p><text:span text:style-name="T1">4</text:span></text:p>
          </draw:text-box>
        </draw:frame>
        <draw:frame draw:style-name="gr7" draw:text-style-name="P2" draw:layer="layout" svg:width="0.889cm" svg:height="0.631cm" svg:x="6.34cm" svg:y="4.11cm">
          <draw:text-box>
            <text:p><text:span text:style-name="T1">5</text:span></text:p>
          </draw:text-box>
        </draw:frame>
        <draw:frame draw:style-name="gr7" draw:text-style-name="P2" draw:layer="layout" svg:width="0.889cm" svg:height="0.631cm" svg:x="7.741cm" svg:y="4.111cm">
          <draw:text-box>
            <text:p><text:span text:style-name="T1">6</text:span></text:p>
          </draw:text-box>
        </draw:frame>
        <draw:frame draw:style-name="gr7" draw:text-style-name="P2" draw:layer="layout" svg:width="0.889cm" svg:height="0.631cm" svg:x="9.642cm" svg:y="1.212cm">
          <draw:text-box>
            <text:p><text:span text:style-name="T1">9</text:span></text:p>
          </draw:text-box>
        </draw:frame>
        <draw:frame draw:style-name="gr7" draw:text-style-name="P2" draw:layer="layout" svg:width="0.889cm" svg:height="0.631cm" svg:x="8.343cm" svg:y="1.213cm">
          <draw:text-box>
            <text:p><text:span text:style-name="T1">8</text:span></text:p>
          </draw:text-box>
        </draw:frame>
        <draw:frame draw:style-name="gr7" draw:text-style-name="P2" draw:layer="layout" svg:width="0.889cm" svg:height="0.631cm" svg:x="6.844cm" svg:y="1.214cm">
          <draw:text-box>
            <text:p><text:span text:style-name="T1">8</text:span></text:p>
          </draw:text-box>
        </draw:frame>
        <draw:frame draw:style-name="gr7" draw:text-style-name="P2" draw:layer="layout" svg:width="0.889cm" svg:height="0.631cm" svg:x="4.845cm" svg:y="1.215cm">
          <draw:text-box>
            <text:p><text:span text:style-name="T1">8</text:span></text:p>
          </draw:text-box>
        </draw:frame>
        <draw:frame draw:style-name="gr7" draw:text-style-name="P2" draw:layer="layout" svg:width="0.889cm" svg:height="0.631cm" svg:x="3.446cm" svg:y="1.216cm">
          <draw:text-box>
            <text:p>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243cm" fo:page-height="7.16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09-30T20:31:34</dc:date>
    <meta:editing-duration>PT4H25M5S</meta:editing-duration>
    <meta:editing-cycles>15</meta:editing-cycles>
    <meta:document-statistic meta:object-count="50"/>
  </office:meta>
</office:document-meta>
</file>